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dcb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6bd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6bdcb" style:font-size-asian="14pt" style:font-size-complex="14pt"/>
    </style:style>
    <style:style style:name="P4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officeooo:paragraph-rsid="0016bdcb"/>
    </style:style>
    <style:style style:name="P5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paragraph-rsid="0016bdcb" style:font-style-asian="italic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6bdcb" officeooo:paragraph-rsid="0016bdc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6bdcb" officeooo:paragraph-rsid="0019bc5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6bdc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8525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9bc5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9bc5e" officeooo:paragraph-rsid="0019bc5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9bc5e" officeooo:paragraph-rsid="00185259" style:font-style-asian="italic" style:font-weight-asian="normal" style:font-style-complex="italic" style:font-weight-complex="normal"/>
    </style:style>
    <style:style style:name="P14" style:family="paragraph" style:parent-style-name="Footer">
      <style:paragraph-properties fo:text-align="center" style:justify-single-word="false"/>
      <style:text-properties officeooo:rsid="0016bdcb" officeooo:paragraph-rsid="0016bdcb"/>
    </style:style>
    <style:style style:name="P15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style:font-name="DejaVu Sans Mono"/>
    </style:style>
    <style:style style:name="P16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/>
    </style:style>
    <style:style style:name="P17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officeooo:rsid="0019bc5e" officeooo:paragraph-rsid="0019bc5e"/>
    </style:style>
    <style:style style:name="P18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 style:font-name="DejaVu Sans Mono"/>
    </style:style>
    <style:style style:name="P19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/>
    </style:style>
    <style:style style:name="P20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/>
    </style:style>
    <style:style style:name="P21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 officeooo:paragraph-rsid="00185259"/>
    </style:style>
    <style:style style:name="P22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/>
    </style:style>
    <style:style style:name="P23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 officeooo:rsid="00185259" officeooo:paragraph-rsid="00185259"/>
    </style:style>
    <style:style style:name="P2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2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85259" fo:background-color="#060d21" style:font-style-asian="italic" style:font-weight-asian="normal" style:font-style-complex="italic" style:font-weight-complex="normal"/>
    </style:style>
    <style:style style:name="P2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9bc5e" fo:background-color="#060d21" style:font-style-asian="italic" style:font-weight-asian="normal" style:font-style-complex="italic" style:font-weight-complex="normal"/>
    </style:style>
    <style:style style:name="P2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fo:background-color="#060d21" style:font-style-asian="italic" style:font-weight-asian="normal" style:font-style-complex="italic" style:font-weight-complex="normal"/>
    </style:style>
    <style:style style:name="P2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9bc5e" officeooo:paragraph-rsid="0019bc5e" fo:background-color="#060d21" style:font-style-asian="italic" style:font-weight-asian="normal" style:font-style-complex="italic" style:font-weight-complex="normal"/>
    </style:style>
    <style:style style:name="P2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officeooo:paragraph-rsid="00185259" fo:background-color="#060d21"/>
    </style:style>
    <style:style style:name="T1" style:family="text">
      <style:text-properties officeooo:rsid="0016bdcb"/>
    </style:style>
    <style:style style:name="T2" style:family="text">
      <style:text-properties officeooo:rsid="00185259"/>
    </style:style>
    <style:style style:name="T3" style:family="text">
      <style:text-properties fo:color="#82aaff"/>
    </style:style>
    <style:style style:name="T4" style:family="text">
      <style:text-properties fo:color="#82aaff" fo:background-color="#060d21" loext:char-shading-value="0"/>
    </style:style>
    <style:style style:name="T5" style:family="text">
      <style:text-properties fo:color="#82aaff" fo:background-color="#060d21" loext:char-shading-value="0"/>
    </style:style>
    <style:style style:name="T6" style:family="text">
      <style:text-properties fo:color="#82aaff" style:font-name="DejaVu Sans Mono"/>
    </style:style>
    <style:style style:name="T7" style:family="text">
      <style:text-properties fo:color="#c3e88d"/>
    </style:style>
    <style:style style:name="T8" style:family="text">
      <style:text-properties fo:color="#c3e88d" style:font-name="DejaVu Sans Mono"/>
    </style:style>
    <style:style style:name="T9" style:family="text">
      <style:text-properties fo:color="#c3e88d" fo:background-color="#060d21" loext:char-shading-value="0"/>
    </style:style>
    <style:style style:name="T10" style:family="text">
      <style:text-properties fo:color="#c792ea" fo:font-style="italic"/>
    </style:style>
    <style:style style:name="T11" style:family="text">
      <style:text-properties fo:color="#c792ea" style:font-name="DejaVu Sans Mono" fo:font-style="italic"/>
    </style:style>
    <style:style style:name="T12" style:family="text">
      <style:text-properties fo:color="#89ddff"/>
    </style:style>
    <style:style style:name="T13" style:family="text">
      <style:text-properties fo:color="#89ddff" style:font-name="DejaVu Sans Mono"/>
    </style:style>
    <style:style style:name="T14" style:family="text">
      <style:text-properties style:font-name="DejaVu Sans Mono"/>
    </style:style>
    <style:style style:name="T15" style:family="text">
      <style:text-properties fo:color="#717cb4"/>
    </style:style>
    <style:style style:name="T16" style:family="text">
      <style:text-properties fo:color="#717cb4" style:font-name="DejaVu Sans Mono" fo:font-style="italic"/>
    </style:style>
    <style:style style:name="T17" style:family="text">
      <style:text-properties fo:color="#f78c6c"/>
    </style:style>
    <style:style style:name="T18" style:family="text">
      <style:text-properties fo:color="#f78c6c" style:font-name="DejaVu Sans Mono"/>
    </style:style>
    <style:style style:name="T19" style:family="text">
      <style:text-properties fo:background-color="#000000" loext:char-shading-value="0"/>
    </style:style>
    <style:style style:name="T20" style:family="text">
      <style:text-properties fo:background-color="#060d21" loext:char-shading-value="0"/>
    </style:style>
    <style:style style:name="T21" style:family="text">
      <style:text-properties fo:background-color="#060d21" loext:char-shading-value="0"/>
    </style:style>
    <style:style style:name="T22" style:family="text">
      <style:text-properties fo:color="#ffcb6b"/>
    </style:style>
    <style:style style:name="T23" style:family="text">
      <style:text-properties fo:color="#ffcb6b" style:font-name="DejaVu Sans Mono"/>
    </style:style>
    <style:style style:name="T24" style:family="text">
      <style:text-properties fo:color="#ffcb6b" style:font-name="DejaVu Sans Mono" fo:font-weight="bold"/>
    </style:style>
    <style:style style:name="T25" style:family="text">
      <style:text-properties fo:color="#eeffe3" style:font-name="DejaVu Sans Mono"/>
    </style:style>
    <style:style style:name="T26" style:family="text">
      <style:text-properties fo:color="#eeffff"/>
    </style:style>
    <style:style style:name="T27" style:family="text">
      <style:text-properties fo:color="#eeffff" style:font-name="DejaVu Sans Mono"/>
    </style:style>
    <style:style style:name="T28" style:family="text">
      <style:text-properties fo:color="#ff4965" style:font-name="DejaVu Sans Mono" fo:font-style="italic"/>
    </style:style>
    <style:style style:name="T29" style:family="text">
      <style:text-properties officeooo:rsid="0019bc5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НАУКИ И ВЫСШЕГО ОБРАЗОВАНИЯ РОССИЙСКОЙ ФЕДЕРАЦИИ</text:p>
      <text:p text:style-name="P1"/>
      <text:p text:style-name="P1"><text:s/>Федеральное государственное образовательное учреждение высшего образования</text:p>
      <text:p text:style-name="P1"/>
      <text:p text:style-name="P1"><text:s/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><text:s/>Мегафакультет трансляционных информационных технологий </text:p>
      <text:p text:style-name="P1"/>
      <text:p text:style-name="P1">Факультет информационных технологий и программирования </text:p>
      <text:p text:style-name="P1"/>
      <text:p text:style-name="P3">Лабораторные работы №1-<text:span text:style-name="T1">3</text:span></text:p>
      <text:p text:style-name="P1"/>
      <text:p text:style-name="P2">По дисциплине «Программирование»</text:p>
      <text:p text:style-name="P1"><text:s/></text:p>
      <text:p text:style-name="P4">Выполнил студент группы</text:p>
      <text:p text:style-name="P4">№M3106</text:p>
      <text:p text:style-name="P4"/>
      <text:p text:style-name="P5"><text:span text:style-name="T1">Казаков Никита Андреевич</text:span></text:p>
      <text:p text:style-name="P4"/>
      <text:p text:style-name="P4">Проверил</text:p>
      <text:p text:style-name="P4"/>
      <text:p text:style-name="P5">Повышев Владислав Вячеслав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Лабораторная работа №1</text:p>
      <text:p text:style-name="P8">Передача значения по ссылке.</text:p>
      <text:p text:style-name="P8"/>
      <text:p text:style-name="P8">1. Объявите (в отельном заголовочном файле) и реализуйте (в другом файле)</text:p>
      <text:p text:style-name="P8">процедуры (они не возвращают значений!) согласно варианту.</text:p>
      <text:p text:style-name="P8">2. Все процедуры должны быть написаны в двух вариантах – один вариант использует</text:p>
      <text:p text:style-name="P8">указатели, второй вариант – ссылки.</text:p>
      <text:p text:style-name="P8">3. Напишите программу, проверяющую и демонстрирующую правильность работы</text:p>
      <text:p text:style-name="P8">процедур.</text:p>
      <text:p text:style-name="P8"/>
      <text:p text:style-name="P11">main.cpp</text:p>
      <text:p text:style-name="P11"/>
      <text:p text:style-name="P29"><text:span text:style-name="T3">#include </text:span><text:span text:style-name="T7">&lt;iostream&gt; <text:s text:c="60"/></text:span></text:p>
      <text:p text:style-name="P21"><text:span text:style-name="T3">#include </text:span><text:span text:style-name="T7">"functions.h"</text:span></text:p>
      <text:p text:style-name="P21"><text:span text:style-name="T10">using namespace </text:span>std<text:span text:style-name="T12">;</text:span></text:p>
      <text:p text:style-name="P15"><text:span text:style-name="T10">int </text:span>main<text:span text:style-name="T12">() {</text:span></text:p>
      <text:p text:style-name="P16"><text:span text:style-name="T12"><text:s text:c="4"/></text:span><text:span text:style-name="T16">//first task</text:span></text:p>
      <text:p text:style-name="P16"><text:span text:style-name="T15"><text:s text:c="4"/></text:span><text:span text:style-name="T11">int </text:span><text:span text:style-name="T14">first_value </text:span><text:span text:style-name="T13">= </text:span><text:span text:style-name="T18">1</text:span><text:span text:style-name="T13">;</text:span></text:p>
      <text:p text:style-name="P16"><text:span text:style-name="T12"><text:s text:c="4"/></text:span><text:span text:style-name="T11">int </text:span><text:span text:style-name="T14">second_value </text:span><text:span text:style-name="T13">= </text:span><text:span text:style-name="T18">3</text:span><text:span text:style-name="T13">;</text:span></text:p>
      <text:p text:style-name="P16"><text:span text:style-name="T12"><text:s text:c="4"/></text:span><text:span text:style-name="T16">//second task</text:span></text:p>
      <text:p text:style-name="P16"><text:span text:style-name="T15"><text:s text:c="4"/></text:span><text:span text:style-name="T11">double </text:span><text:span text:style-name="T14">double_value_1 </text:span><text:span text:style-name="T13">= </text:span><text:span text:style-name="T18">1.22222222</text:span><text:span text:style-name="T13">;</text:span></text:p>
      <text:p text:style-name="P16"><text:span text:style-name="T12"><text:s text:c="4"/></text:span><text:span text:style-name="T11">double </text:span><text:span text:style-name="T14">double_value_2 </text:span><text:span text:style-name="T13">= </text:span><text:span text:style-name="T18">1.33333333</text:span><text:span text:style-name="T13">;</text:span></text:p>
      <text:p text:style-name="P16"><text:span text:style-name="T12"><text:s text:c="4"/></text:span><text:span text:style-name="T16">//third task</text:span></text:p>
      <text:p text:style-name="P16"><text:span text:style-name="T15"><text:s text:c="4"/></text:span><text:span text:style-name="T14">complex first</text:span><text:span text:style-name="T13">;</text:span></text:p>
      <text:p text:style-name="P16"><text:span text:style-name="T12"><text:s text:c="4"/></text:span><text:span text:style-name="T14">complex second</text:span><text:span text:style-name="T13">;</text:span></text:p>
      <text:p text:style-name="P16"><text:span text:style-name="T12"><text:s text:c="4"/></text:span><text:span text:style-name="T16">//fourth task</text:span></text:p>
      <text:p text:style-name="P16"><text:span text:style-name="T15"><text:s text:c="4"/></text:span><text:span text:style-name="T14">circle krug</text:span><text:span text:style-name="T13">;</text:span></text:p>
      <text:p text:style-name="P16"><text:span text:style-name="T12"><text:s text:c="4"/></text:span><text:span text:style-name="T11">int </text:span><text:span text:style-name="T14">x </text:span><text:span text:style-name="T13">= </text:span><text:span text:style-name="T18">1</text:span><text:span text:style-name="T13">;</text:span></text:p>
      <text:p text:style-name="P16"><text:span text:style-name="T12"><text:s text:c="4"/></text:span><text:span text:style-name="T11">int </text:span><text:span text:style-name="T14">y </text:span><text:span text:style-name="T13">= </text:span><text:span text:style-name="T18">2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Task 1 (swap): 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first_value: " </text:span><text:span text:style-name="T13">&lt;&lt; </text:span><text:span text:style-name="T14">first_value </text:span><text:span text:style-name="T13">&lt;&lt; </text:span><text:span text:style-name="T8">" second_value: " </text:span><text:span text:style-name="T13">&lt;&lt; <text:s text:c="14"/></text:span><text:span text:style-name="T14">second_value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swap &amp;" </text:span><text:span text:style-name="T13">&lt;&lt; </text:span><text:span text:style-name="T8">"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ustom_swap</text:span><text:span text:style-name="T13">(</text:span><text:span text:style-name="T14">first_value</text:span><text:span text:style-name="T13">, </text:span><text:span text:style-name="T14">second_value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first_value: " </text:span><text:span text:style-name="T13">&lt;&lt; </text:span><text:span text:style-name="T14">first_value </text:span><text:span text:style-name="T13">&lt;&lt; </text:span><text:span text:style-name="T8">" second_value: " </text:span><text:span text:style-name="T13">&lt;&lt; </text:span><text:span text:style-name="T14">second_value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swap *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ustom_swap</text:span><text:span text:style-name="T13">(&amp;</text:span><text:span text:style-name="T14">first_value</text:span><text:span text:style-name="T13">, &amp;</text:span><text:span text:style-name="T14">second_value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first_value: " </text:span><text:span text:style-name="T13">&lt;&lt; </text:span><text:span text:style-name="T14">first_value </text:span><text:span text:style-name="T13">&lt;&lt; </text:span><text:span text:style-name="T8">" second_value: " </text:span><text:span text:style-name="T13">&lt;&lt; </text:span><text:span text:style-name="T14">second_value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Task 4 (int_part): 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Int_part &amp;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 </text:span><text:span text:style-name="T13">&lt;&lt; </text:span><text:span text:style-name="T14">double_value_1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ustom_int_part</text:span><text:span text:style-name="T13">(</text:span><text:span text:style-name="T14">double_value_1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 </text:span><text:span text:style-name="T13">&lt;&lt; </text:span><text:span text:style-name="T14">double_value_1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Int_part *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_2: " </text:span><text:span text:style-name="T13">&lt;&lt; </text:span><text:span text:style-name="T14">double_value_2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ustom_int_part</text:span><text:span text:style-name="T13">(&amp;</text:span><text:span text:style-name="T14">double_value_2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_2: " </text:span><text:span text:style-name="T13">&lt;&lt; </text:span><text:span text:style-name="T14">double_value_2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Task 9 (complex_multiplier): 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Multiplier_func &amp;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first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Multiplier: "</text:span><text:span text:style-name="T13">;</text:span></text:p>
      <text:p text:style-name="P16"><text:soft-page-break/><text:span text:style-name="T12"><text:s text:c="4"/></text:span><text:span text:style-name="T14">print</text:span><text:span text:style-name="T13">(</text:span><text:span text:style-name="T14">second</text:span><text:span text:style-name="T13">);</text:span></text:p>
      <text:p text:style-name="P16"><text:span text:style-name="T12"><text:s text:c="4"/></text:span><text:span text:style-name="T14">multiplier</text:span><text:span text:style-name="T13">(</text:span><text:span text:style-name="T14">first</text:span><text:span text:style-name="T13">, </text:span><text:span text:style-name="T14">second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first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Multiplier_func *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first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Multiplier: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second</text:span><text:span text:style-name="T13">);</text:span></text:p>
      <text:p text:style-name="P16"><text:span text:style-name="T12"><text:s text:c="4"/></text:span><text:span text:style-name="T14">multiplier</text:span><text:span text:style-name="T13">(&amp;</text:span><text:span text:style-name="T14">first</text:span><text:span text:style-name="T13">, &amp;</text:span><text:span text:style-name="T14">second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Value: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first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Task 12 (transport): 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Circle position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krug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Transport(1, 2) &amp;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transport</text:span><text:span text:style-name="T13">(</text:span><text:span text:style-name="T14">krug</text:span><text:span text:style-name="T13">, </text:span><text:span text:style-name="T14">x</text:span><text:span text:style-name="T13">, </text:span><text:span text:style-name="T14">y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Circle position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krug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cout </text:span><text:span text:style-name="T13">&lt;&lt; </text:span><text:span text:style-name="T8">"Transport(2, 1) *: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4">transport</text:span><text:span text:style-name="T13">(&amp;</text:span><text:span text:style-name="T14">krug</text:span><text:span text:style-name="T13">, &amp;</text:span><text:span text:style-name="T14">y</text:span><text:span text:style-name="T13">, &amp;</text:span><text:span text:style-name="T14">x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" <text:s text:c="2"/>Circle position "</text:span><text:span text:style-name="T13">;</text:span></text:p>
      <text:p text:style-name="P16"><text:span text:style-name="T12"><text:s text:c="4"/></text:span><text:span text:style-name="T14">print</text:span><text:span text:style-name="T13">(</text:span><text:span text:style-name="T14">krug</text:span><text:span text:style-name="T13">);</text:span></text:p>
      <text:p text:style-name="P16"><text:span text:style-name="T12"><text:s text:c="4"/></text:span><text:span text:style-name="T14">cou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1">return </text:span><text:span text:style-name="T18">0</text:span><text:span text:style-name="T13">;</text:span></text:p>
      <text:p text:style-name="P22">}</text:p>
      <text:p text:style-name="P11">functions.cpp</text:p>
      <text:p text:style-name="P11"/>
      <text:p text:style-name="P24"><text:span text:style-name="T5">#include </text:span><text:span text:style-name="T9">&lt;iostream&gt; <text:s text:c="62"/></text:span><text:span text:style-name="T7"><text:s/></text:span></text:p>
      <text:p text:style-name="P15"><text:span text:style-name="T3">#include </text:span><text:span text:style-name="T7">&lt;cmath&gt;</text:span></text:p>
      <text:p text:style-name="P15"><text:span text:style-name="T3">#include </text:span><text:span text:style-name="T7">"functions.h"</text:span></text:p>
      <text:p text:style-name="P15"><text:span text:style-name="T10">using namespace </text:span>std<text:span text:style-name="T12">;</text:span></text:p>
      <text:p text:style-name="P15"><text:span text:style-name="T10">void </text:span>multiplier <text:span text:style-name="T12">(</text:span>complex <text:span text:style-name="T12">&amp;</text:span>first<text:span text:style-name="T12">, </text:span><text:span text:style-name="T10">const </text:span>complex <text:span text:style-name="T12">&amp;</text:span>second<text:span text:style-name="T12">) {</text:span></text:p>
      <text:p text:style-name="P16"><text:span text:style-name="T12"><text:s text:c="4"/></text:span><text:span text:style-name="T14">first</text:span><text:span text:style-name="T13">.</text:span><text:span text:style-name="T14">a </text:span><text:span text:style-name="T13">= </text:span><text:span text:style-name="T14">first</text:span><text:span text:style-name="T13">.</text:span><text:span text:style-name="T14">a </text:span><text:span text:style-name="T13">* </text:span><text:span text:style-name="T14">second</text:span><text:span text:style-name="T13">.</text:span><text:span text:style-name="T14">a </text:span><text:span text:style-name="T13">- </text:span><text:span text:style-name="T14">first</text:span><text:span text:style-name="T13">.</text:span><text:span text:style-name="T14">b </text:span><text:span text:style-name="T13">* </text:span><text:span text:style-name="T14">second</text:span><text:span text:style-name="T13">.</text:span><text:span text:style-name="T14">b</text:span><text:span text:style-name="T13">;</text:span></text:p>
      <text:p text:style-name="P16"><text:span text:style-name="T12"><text:s text:c="4"/></text:span><text:span text:style-name="T14">first</text:span><text:span text:style-name="T13">.</text:span><text:span text:style-name="T14">b </text:span><text:span text:style-name="T13">= </text:span><text:span text:style-name="T14">first</text:span><text:span text:style-name="T13">.</text:span><text:span text:style-name="T14">a </text:span><text:span text:style-name="T13">* </text:span><text:span text:style-name="T14">second</text:span><text:span text:style-name="T13">.</text:span><text:span text:style-name="T14">b </text:span><text:span text:style-name="T13">+ </text:span><text:span text:style-name="T14">first</text:span><text:span text:style-name="T13">.</text:span><text:span text:style-name="T14">b </text:span><text:span text:style-name="T13">* </text:span><text:span text:style-name="T14">second</text:span><text:span text:style-name="T13">.</text:span><text:span text:style-name="T14">a</text:span><text:span text:style-name="T13">;</text:span></text:p>
      <text:p text:style-name="P18">}</text:p>
      <text:p text:style-name="P15"><text:span text:style-name="T10">void </text:span>multiplier <text:span text:style-name="T12">(</text:span>complex <text:span text:style-name="T12">*</text:span>first<text:span text:style-name="T12">, </text:span><text:span text:style-name="T10">const </text:span>complex <text:span text:style-name="T12">*</text:span>second<text:span text:style-name="T12">) {</text:span></text:p>
      <text:p text:style-name="P16"><text:span text:style-name="T12"><text:s text:c="4"/></text:span><text:span text:style-name="T14">first</text:span><text:span text:style-name="T13">-&gt;</text:span><text:span text:style-name="T14">a </text:span><text:span text:style-name="T13">= </text:span><text:span text:style-name="T14">first</text:span><text:span text:style-name="T13">-&gt;</text:span><text:span text:style-name="T14">a </text:span><text:span text:style-name="T13">* </text:span><text:span text:style-name="T14">second</text:span><text:span text:style-name="T13">-&gt;</text:span><text:span text:style-name="T14">a </text:span><text:span text:style-name="T13">- </text:span><text:span text:style-name="T14">first</text:span><text:span text:style-name="T13">-&gt;</text:span><text:span text:style-name="T14">b </text:span><text:span text:style-name="T13">* </text:span><text:span text:style-name="T14">second</text:span><text:span text:style-name="T13">-&gt;</text:span><text:span text:style-name="T14">b</text:span><text:span text:style-name="T13">;</text:span></text:p>
      <text:p text:style-name="P16"><text:span text:style-name="T12"><text:s text:c="4"/></text:span><text:span text:style-name="T14">first</text:span><text:span text:style-name="T13">-&gt;</text:span><text:span text:style-name="T14">b </text:span><text:span text:style-name="T13">= </text:span><text:span text:style-name="T14">first</text:span><text:span text:style-name="T13">-&gt;</text:span><text:span text:style-name="T14">a </text:span><text:span text:style-name="T13">* </text:span><text:span text:style-name="T14">second</text:span><text:span text:style-name="T13">-&gt;</text:span><text:span text:style-name="T14">b </text:span><text:span text:style-name="T13">+ </text:span><text:span text:style-name="T14">first</text:span><text:span text:style-name="T13">-&gt;</text:span><text:span text:style-name="T14">b </text:span><text:span text:style-name="T13">* </text:span><text:span text:style-name="T14">second</text:span><text:span text:style-name="T13">-&gt;</text:span><text:span text:style-name="T14">a</text:span><text:span text:style-name="T13">;</text:span></text:p>
      <text:p text:style-name="P18">}</text:p>
      <text:p text:style-name="P15"><text:span text:style-name="T10">void </text:span>print <text:span text:style-name="T12">(</text:span><text:span text:style-name="T10">const </text:span>complex <text:span text:style-name="T12">&amp;</text:span>value<text:span text:style-name="T12">) {</text:span></text:p>
      <text:p text:style-name="P16"><text:span text:style-name="T12"><text:s text:c="4"/></text:span><text:span text:style-name="T14">cout </text:span><text:span text:style-name="T13">&lt;&lt; </text:span><text:span text:style-name="T14">value</text:span><text:span text:style-name="T13">.</text:span><text:span text:style-name="T14">a </text:span><text:span text:style-name="T13">&lt;&lt; </text:span><text:span text:style-name="T8">" + " </text:span><text:span text:style-name="T13">&lt;&lt; </text:span><text:span text:style-name="T14">value</text:span><text:span text:style-name="T13">.</text:span><text:span text:style-name="T14">b </text:span><text:span text:style-name="T13">&lt;&lt; </text:span><text:span text:style-name="T8">"i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8">}</text:p>
      <text:p text:style-name="P15"><text:span text:style-name="T10">void </text:span>transport <text:span text:style-name="T12">(</text:span>circle <text:span text:style-name="T12">&amp;</text:span>src<text:span text:style-name="T12">, </text:span><text:span text:style-name="T10">const int </text:span><text:span text:style-name="T12">&amp;</text:span>x<text:span text:style-name="T12">, </text:span><text:span text:style-name="T10">const int </text:span><text:span text:style-name="T12">&amp;</text:span>y<text:span text:style-name="T12">) {</text:span></text:p>
      <text:p text:style-name="P16"><text:span text:style-name="T12"><text:s text:c="4"/></text:span><text:span text:style-name="T14">src</text:span><text:span text:style-name="T13">.</text:span><text:span text:style-name="T14">position_x </text:span><text:span text:style-name="T13">+= </text:span><text:span text:style-name="T14">x</text:span><text:span text:style-name="T13">;</text:span></text:p>
      <text:p text:style-name="P16"><text:span text:style-name="T12"><text:s text:c="4"/></text:span><text:span text:style-name="T14">src</text:span><text:span text:style-name="T13">.</text:span><text:span text:style-name="T14">position_y </text:span><text:span text:style-name="T13">+= </text:span><text:span text:style-name="T14">y</text:span><text:span text:style-name="T13">;</text:span></text:p>
      <text:p text:style-name="P18">}</text:p>
      <text:p text:style-name="P15"><text:span text:style-name="T10">void </text:span>transport <text:span text:style-name="T12">(</text:span>circle <text:span text:style-name="T12">*</text:span>src<text:span text:style-name="T12">, </text:span><text:span text:style-name="T10">const int </text:span><text:span text:style-name="T12">*</text:span>x<text:span text:style-name="T12">, </text:span><text:span text:style-name="T10">const int </text:span><text:span text:style-name="T12">*</text:span>y<text:span text:style-name="T12">) {</text:span></text:p>
      <text:p text:style-name="P16"><text:span text:style-name="T12"><text:s text:c="4"/></text:span><text:span text:style-name="T14">src</text:span><text:span text:style-name="T13">-&gt;</text:span><text:span text:style-name="T14">position_x </text:span><text:span text:style-name="T13">+= *</text:span><text:span text:style-name="T14">x</text:span><text:span text:style-name="T13">;</text:span></text:p>
      <text:p text:style-name="P16"><text:span text:style-name="T12"><text:s text:c="4"/></text:span><text:span text:style-name="T14">src</text:span><text:span text:style-name="T13">-&gt;</text:span><text:span text:style-name="T14">position_y </text:span><text:span text:style-name="T13">+= *</text:span><text:span text:style-name="T14">y</text:span><text:span text:style-name="T13">;</text:span></text:p>
      <text:p text:style-name="P18">}</text:p>
      <text:p text:style-name="P15"><text:span text:style-name="T10">void </text:span>print<text:span text:style-name="T12">(</text:span><text:span text:style-name="T10">const </text:span>circle <text:span text:style-name="T12">&amp;</text:span>value<text:span text:style-name="T12">) {</text:span></text:p>
      <text:p text:style-name="P16"><text:span text:style-name="T12"><text:s text:c="4"/></text:span><text:span text:style-name="T14">cout </text:span><text:span text:style-name="T13">&lt;&lt; </text:span><text:span text:style-name="T8">"X: " </text:span><text:span text:style-name="T13">&lt;&lt; </text:span><text:span text:style-name="T14">value</text:span><text:span text:style-name="T13">.</text:span><text:span text:style-name="T14">position_x </text:span><text:span text:style-name="T13">&lt;&lt; </text:span><text:span text:style-name="T8">" Y: " </text:span><text:span text:style-name="T13">&lt;&lt; </text:span><text:span text:style-name="T14">value</text:span><text:span text:style-name="T13">.</text:span><text:span text:style-name="T14">position_y</text:span><text:span text:style-name="T13">;</text:span></text:p>
      <text:p text:style-name="P18"><text:soft-page-break/>}</text:p>
      <text:p text:style-name="P15"><text:span text:style-name="T10">void </text:span>custom_swap <text:span text:style-name="T12">(</text:span><text:span text:style-name="T10">int </text:span><text:span text:style-name="T12">&amp;</text:span>first<text:span text:style-name="T12">, </text:span><text:span text:style-name="T10">int </text:span><text:span text:style-name="T12">&amp;</text:span>second<text:span text:style-name="T12">) {</text:span></text:p>
      <text:p text:style-name="P16"><text:span text:style-name="T12"><text:s text:c="4"/></text:span><text:span text:style-name="T11">int </text:span><text:span text:style-name="T14">mem</text:span><text:span text:style-name="T13">;</text:span></text:p>
      <text:p text:style-name="P16"><text:span text:style-name="T12"><text:s text:c="4"/></text:span><text:span text:style-name="T14">mem </text:span><text:span text:style-name="T13">= </text:span><text:span text:style-name="T14">first</text:span><text:span text:style-name="T13">;</text:span></text:p>
      <text:p text:style-name="P16"><text:span text:style-name="T12"><text:s text:c="4"/></text:span><text:span text:style-name="T14">first </text:span><text:span text:style-name="T13">= </text:span><text:span text:style-name="T14">second</text:span><text:span text:style-name="T13">;</text:span></text:p>
      <text:p text:style-name="P16"><text:span text:style-name="T12"><text:s text:c="4"/></text:span><text:span text:style-name="T14">second </text:span><text:span text:style-name="T13">= </text:span><text:span text:style-name="T14">mem</text:span><text:span text:style-name="T13">;</text:span></text:p>
      <text:p text:style-name="P18">}</text:p>
      <text:p text:style-name="P15"><text:span text:style-name="T10">void </text:span>custom_swap <text:span text:style-name="T12">(</text:span><text:span text:style-name="T10">int </text:span><text:span text:style-name="T12">*</text:span>first<text:span text:style-name="T12">, </text:span><text:span text:style-name="T10">int </text:span><text:span text:style-name="T12">*</text:span>second<text:span text:style-name="T12">) {</text:span></text:p>
      <text:p text:style-name="P16"><text:span text:style-name="T12"><text:s text:c="4"/></text:span><text:span text:style-name="T11">int </text:span><text:span text:style-name="T14">mem</text:span><text:span text:style-name="T13">;</text:span></text:p>
      <text:p text:style-name="P16"><text:span text:style-name="T12"><text:s text:c="4"/></text:span><text:span text:style-name="T14">mem </text:span><text:span text:style-name="T13">= *</text:span><text:span text:style-name="T14">first</text:span><text:span text:style-name="T13">;</text:span></text:p>
      <text:p text:style-name="P16"><text:span text:style-name="T12"><text:s text:c="4"/></text:span><text:span text:style-name="T13">*</text:span><text:span text:style-name="T14">first </text:span><text:span text:style-name="T13">= *</text:span><text:span text:style-name="T14">second</text:span><text:span text:style-name="T13">;</text:span></text:p>
      <text:p text:style-name="P16"><text:span text:style-name="T12"><text:s text:c="4"/></text:span><text:span text:style-name="T13">*</text:span><text:span text:style-name="T14">second </text:span><text:span text:style-name="T13">= </text:span><text:span text:style-name="T14">mem</text:span><text:span text:style-name="T13">;</text:span></text:p>
      <text:p text:style-name="P18">}</text:p>
      <text:p text:style-name="P15"><text:span text:style-name="T10">void </text:span>custom_round <text:span text:style-name="T12">(</text:span><text:span text:style-name="T10">double </text:span><text:span text:style-name="T12">&amp;</text:span>value<text:span text:style-name="T12">, </text:span><text:span text:style-name="T10">const int </text:span><text:span text:style-name="T12">&amp;</text:span>sign<text:span text:style-name="T12">) {</text:span></text:p>
      <text:p text:style-name="P16"><text:span text:style-name="T12"><text:s text:c="4"/></text:span><text:span text:style-name="T14">value </text:span><text:span text:style-name="T13">*= </text:span><text:span text:style-name="T14">pow</text:span><text:span text:style-name="T13">(</text:span><text:span text:style-name="T18">10</text:span><text:span text:style-name="T13">, </text:span><text:span text:style-name="T14">sign</text:span><text:span text:style-name="T13">);</text:span></text:p>
      <text:p text:style-name="P16"><text:span text:style-name="T12"><text:s text:c="4"/></text:span><text:span text:style-name="T14">value </text:span><text:span text:style-name="T13">= (</text:span><text:span text:style-name="T11">int</text:span><text:span text:style-name="T13">)</text:span><text:span text:style-name="T14">value</text:span><text:span text:style-name="T13">;</text:span></text:p>
      <text:p text:style-name="P16"><text:span text:style-name="T12"><text:s text:c="4"/></text:span><text:span text:style-name="T14">value </text:span><text:span text:style-name="T13">/= </text:span><text:span text:style-name="T14">pow</text:span><text:span text:style-name="T13">(</text:span><text:span text:style-name="T18">10</text:span><text:span text:style-name="T13">, </text:span><text:span text:style-name="T14">sign</text:span><text:span text:style-name="T13">);</text:span></text:p>
      <text:p text:style-name="P18">}</text:p>
      <text:p text:style-name="P15"><text:span text:style-name="T10">void </text:span>custom_round <text:span text:style-name="T12">(</text:span><text:span text:style-name="T10">double </text:span><text:span text:style-name="T12">*</text:span>value<text:span text:style-name="T12">, </text:span><text:span text:style-name="T10">const int </text:span><text:span text:style-name="T12">&amp;</text:span>sign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*= </text:span><text:span text:style-name="T14">pow</text:span><text:span text:style-name="T13">(</text:span><text:span text:style-name="T18">10</text:span><text:span text:style-name="T13">, </text:span><text:span text:style-name="T14">sign</text:span><text:span text:style-name="T13">);</text:span></text:p>
      <text:p text:style-name="P16"><text:span text:style-name="T12"><text:s text:c="4"/></text:span><text:span text:style-name="T13">*</text:span><text:span text:style-name="T14">value </text:span><text:span text:style-name="T13">= (</text:span><text:span text:style-name="T11">int</text:span><text:span text:style-name="T13">)*</text:span><text:span text:style-name="T14">value</text:span><text:span text:style-name="T13">;</text:span></text:p>
      <text:p text:style-name="P16"><text:span text:style-name="T12"><text:s text:c="4"/></text:span><text:span text:style-name="T13">*</text:span><text:span text:style-name="T14">value </text:span><text:span text:style-name="T13">/= </text:span><text:span text:style-name="T14">pow</text:span><text:span text:style-name="T13">(</text:span><text:span text:style-name="T18">10</text:span><text:span text:style-name="T13">, </text:span><text:span text:style-name="T14">sign</text:span><text:span text:style-name="T13">);</text:span></text:p>
      <text:p text:style-name="P18">}</text:p>
      <text:p text:style-name="P15"><text:span text:style-name="T10">void </text:span>custom_increase <text:span text:style-name="T12">(</text:span><text:span text:style-name="T10">int </text:span><text:span text:style-name="T12">&amp;</text:span>src_variable<text:span text:style-name="T12">, </text:span><text:span text:style-name="T10">int </text:span>multiplier<text:span text:style-name="T12">) {</text:span></text:p>
      <text:p text:style-name="P16"><text:span text:style-name="T12"><text:s text:c="4"/></text:span><text:span text:style-name="T14">src_variable </text:span><text:span text:style-name="T13">+= </text:span><text:span text:style-name="T14">multiplier</text:span><text:span text:style-name="T13">;</text:span></text:p>
      <text:p text:style-name="P18">}</text:p>
      <text:p text:style-name="P15"><text:span text:style-name="T10">void </text:span>custom_increase <text:span text:style-name="T12">(</text:span><text:span text:style-name="T10">int </text:span><text:span text:style-name="T12">*</text:span>src_variable<text:span text:style-name="T12">, </text:span><text:span text:style-name="T10">int </text:span>multiplier<text:span text:style-name="T12">) {</text:span></text:p>
      <text:p text:style-name="P16"><text:span text:style-name="T12"><text:s text:c="4"/></text:span><text:span text:style-name="T13">*</text:span><text:span text:style-name="T14">src_variable </text:span><text:span text:style-name="T13">+= </text:span><text:span text:style-name="T14">multiplier</text:span><text:span text:style-name="T13">;</text:span></text:p>
      <text:p text:style-name="P18">}</text:p>
      <text:p text:style-name="P15"><text:span text:style-name="T10">void </text:span>custom_biggest_increase <text:span text:style-name="T12">(</text:span><text:span text:style-name="T10">int </text:span><text:span text:style-name="T12">&amp;</text:span>first<text:span text:style-name="T12">, </text:span><text:span text:style-name="T10">int </text:span><text:span text:style-name="T12">&amp;</text:span>second<text:span text:style-name="T12">) {</text:span></text:p>
      <text:p text:style-name="P16"><text:span text:style-name="T12"><text:s text:c="4"/></text:span><text:span text:style-name="T11">if </text:span><text:span text:style-name="T13">(</text:span><text:span text:style-name="T14">first </text:span><text:span text:style-name="T13">&gt; </text:span><text:span text:style-name="T14">second</text:span><text:span text:style-name="T13">) {</text:span></text:p>
      <text:p text:style-name="P16"><text:span text:style-name="T12"><text:s text:c="8"/></text:span><text:span text:style-name="T14">first </text:span><text:span text:style-name="T13">+= </text:span><text:span text:style-name="T14">first </text:span><text:span text:style-name="T13">% </text:span><text:span text:style-name="T14">second</text:span><text:span text:style-name="T13">;</text:span></text:p>
      <text:p text:style-name="P16"><text:span text:style-name="T12"><text:s text:c="4"/></text:span><text:span text:style-name="T13">} </text:span><text:span text:style-name="T11">else </text:span><text:span text:style-name="T13">{</text:span></text:p>
      <text:p text:style-name="P16"><text:span text:style-name="T12"><text:s text:c="8"/></text:span><text:span text:style-name="T14">second </text:span><text:span text:style-name="T13">+= </text:span><text:span text:style-name="T14">second </text:span><text:span text:style-name="T13">% </text:span><text:span text:style-name="T14">first</text:span><text:span text:style-name="T13">;</text:span></text:p>
      <text:p text:style-name="P19"><text:s text:c="4"/><text:span text:style-name="T14">}</text:span></text:p>
      <text:p text:style-name="P18">}</text:p>
      <text:p text:style-name="P15"><text:span text:style-name="T10">void </text:span>custom_biggest_increase <text:span text:style-name="T12">(</text:span><text:span text:style-name="T10">int </text:span><text:span text:style-name="T12">*</text:span>first<text:span text:style-name="T12">, </text:span><text:span text:style-name="T10">int </text:span><text:span text:style-name="T12">*</text:span>second<text:span text:style-name="T12">) {</text:span></text:p>
      <text:p text:style-name="P16"><text:span text:style-name="T12"><text:s text:c="4"/></text:span><text:span text:style-name="T11">if </text:span><text:span text:style-name="T13">(*</text:span><text:span text:style-name="T14">first </text:span><text:span text:style-name="T13">&gt; *</text:span><text:span text:style-name="T14">second</text:span><text:span text:style-name="T13">) {</text:span></text:p>
      <text:p text:style-name="P16"><text:span text:style-name="T12"><text:s text:c="8"/></text:span><text:span text:style-name="T13">*</text:span><text:span text:style-name="T14">first </text:span><text:span text:style-name="T13">+= *</text:span><text:span text:style-name="T14">first </text:span><text:span text:style-name="T13">% *</text:span><text:span text:style-name="T14">second</text:span><text:span text:style-name="T13">;</text:span></text:p>
      <text:p text:style-name="P16"><text:span text:style-name="T12"><text:s text:c="4"/></text:span><text:span text:style-name="T13">} </text:span><text:span text:style-name="T11">else </text:span><text:span text:style-name="T13">{</text:span></text:p>
      <text:p text:style-name="P16"><text:span text:style-name="T12"><text:s text:c="8"/></text:span><text:span text:style-name="T13">*</text:span><text:span text:style-name="T14">second </text:span><text:span text:style-name="T13">+= *</text:span><text:span text:style-name="T14">second </text:span><text:span text:style-name="T13">% *</text:span><text:span text:style-name="T14">first</text:span><text:span text:style-name="T13">;</text:span></text:p>
      <text:p text:style-name="P19"><text:s text:c="4"/><text:span text:style-name="T14">}</text:span></text:p>
      <text:p text:style-name="P18">}</text:p>
      <text:p text:style-name="P15"><text:span text:style-name="T10">void </text:span>custom_int_part <text:span text:style-name="T12">(</text:span><text:span text:style-name="T10">double </text:span><text:span text:style-name="T12">&amp;</text:span>value<text:span text:style-name="T12">) {</text:span></text:p>
      <text:p text:style-name="P16"><text:span text:style-name="T12"><text:s text:c="4"/></text:span><text:span text:style-name="T14">value </text:span><text:span text:style-name="T13">= (</text:span><text:span text:style-name="T11">int</text:span><text:span text:style-name="T13">)</text:span><text:span text:style-name="T14">value</text:span><text:span text:style-name="T13">;</text:span></text:p>
      <text:p text:style-name="P18">}</text:p>
      <text:p text:style-name="P15"><text:span text:style-name="T10">void </text:span>custom_int_part <text:span text:style-name="T12">(</text:span><text:span text:style-name="T10">double </text:span><text:span text:style-name="T12">*</text:span>value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= (</text:span><text:span text:style-name="T11">int</text:span><text:span text:style-name="T13">)*</text:span><text:span text:style-name="T14">value</text:span><text:span text:style-name="T13">;</text:span></text:p>
      <text:p text:style-name="P18">}</text:p>
      <text:p text:style-name="P15"><text:span text:style-name="T10">void </text:span>custom_fractional_part <text:span text:style-name="T12">(</text:span><text:span text:style-name="T10">double </text:span><text:span text:style-name="T12">&amp;</text:span>value<text:span text:style-name="T12">) {</text:span></text:p>
      <text:p text:style-name="P16"><text:span text:style-name="T12"><text:s text:c="4"/></text:span><text:span text:style-name="T14">value </text:span><text:span text:style-name="T13">-= (</text:span><text:span text:style-name="T11">int</text:span><text:span text:style-name="T13">)</text:span><text:span text:style-name="T14">value</text:span><text:span text:style-name="T13">;</text:span></text:p>
      <text:p text:style-name="P18">}</text:p>
      <text:p text:style-name="P15"><text:span text:style-name="T10">void </text:span>custom_fractional_part <text:span text:style-name="T12">(</text:span><text:span text:style-name="T10">double </text:span><text:span text:style-name="T12">*</text:span>value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-= (</text:span><text:span text:style-name="T11">int</text:span><text:span text:style-name="T13">)*</text:span><text:span text:style-name="T14">value</text:span><text:span text:style-name="T13">;</text:span></text:p>
      <text:p text:style-name="P18">}</text:p>
      <text:p text:style-name="P15"><text:span text:style-name="T10">void </text:span>custom_inverse <text:span text:style-name="T12">(</text:span><text:span text:style-name="T10">double </text:span><text:span text:style-name="T12">&amp;</text:span>value<text:span text:style-name="T12">) {</text:span></text:p>
      <text:p text:style-name="P16"><text:span text:style-name="T12"><text:s text:c="4"/></text:span><text:span text:style-name="T14">value </text:span><text:span text:style-name="T13">*= -</text:span><text:span text:style-name="T18">1</text:span><text:span text:style-name="T13">;</text:span></text:p>
      <text:p text:style-name="P18"><text:soft-page-break/>}</text:p>
      <text:p text:style-name="P15"><text:span text:style-name="T10">void </text:span>custom_inverse <text:span text:style-name="T12">(</text:span><text:span text:style-name="T10">double </text:span><text:span text:style-name="T12">*</text:span>value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*= -</text:span><text:span text:style-name="T18">1</text:span><text:span text:style-name="T13">;</text:span></text:p>
      <text:p text:style-name="P18">}</text:p>
      <text:p text:style-name="P15"><text:span text:style-name="T10">void </text:span>custom_inverse <text:span text:style-name="T12">(</text:span><text:span text:style-name="T10">int </text:span><text:span text:style-name="T12">&amp;</text:span>value<text:span text:style-name="T12">) {</text:span></text:p>
      <text:p text:style-name="P16"><text:span text:style-name="T12"><text:s text:c="4"/></text:span><text:span text:style-name="T14">value </text:span><text:span text:style-name="T13">*= -</text:span><text:span text:style-name="T18">1</text:span><text:span text:style-name="T13">;</text:span></text:p>
      <text:p text:style-name="P18">}</text:p>
      <text:p text:style-name="P15"><text:span text:style-name="T10">void </text:span>custom_inverse <text:span text:style-name="T12">(</text:span><text:span text:style-name="T10">int </text:span><text:span text:style-name="T12">*</text:span>value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*= -</text:span><text:span text:style-name="T18">1</text:span><text:span text:style-name="T13">;</text:span></text:p>
      <text:p text:style-name="P18">}</text:p>
      <text:p text:style-name="P15"><text:span text:style-name="T10">void </text:span>custom_reverse <text:span text:style-name="T12">(</text:span><text:span text:style-name="T10">double </text:span><text:span text:style-name="T12">&amp;</text:span>value<text:span text:style-name="T12">) {</text:span></text:p>
      <text:p text:style-name="P16"><text:span text:style-name="T12"><text:s text:c="4"/></text:span><text:span text:style-name="T14">value </text:span><text:span text:style-name="T13">= </text:span><text:span text:style-name="T18">1. </text:span><text:span text:style-name="T13">/ </text:span><text:span text:style-name="T14">value</text:span><text:span text:style-name="T13">;</text:span></text:p>
      <text:p text:style-name="P18">}</text:p>
      <text:p text:style-name="P15"><text:span text:style-name="T10">void </text:span>custom_reverse <text:span text:style-name="T12">(</text:span><text:span text:style-name="T10">double </text:span><text:span text:style-name="T12">*</text:span>value<text:span text:style-name="T12">) {</text:span></text:p>
      <text:p text:style-name="P16"><text:span text:style-name="T12"><text:s text:c="4"/></text:span><text:span text:style-name="T13">*</text:span><text:span text:style-name="T14">value </text:span><text:span text:style-name="T13">= </text:span><text:span text:style-name="T18">1. </text:span><text:span text:style-name="T13">/ *</text:span><text:span text:style-name="T14">value</text:span><text:span text:style-name="T13">;</text:span></text:p>
      <text:p text:style-name="P22">}</text:p>
      <text:p text:style-name="P11">functions.h</text:p>
      <text:p text:style-name="P11"/>
      <text:p text:style-name="P24"><text:span text:style-name="T5">#pragma </text:span><text:span text:style-name="T21">once <text:s text:c="66"/></text:span><text:s/></text:p>
      <text:p text:style-name="P15"><text:span text:style-name="T10">struct </text:span>complex <text:span text:style-name="T12">{</text:span></text:p>
      <text:p text:style-name="P16"><text:span text:style-name="T12"><text:s text:c="4"/></text:span><text:span text:style-name="T11">double </text:span><text:span text:style-name="T14">a </text:span><text:span text:style-name="T13">= </text:span><text:span text:style-name="T18">1</text:span><text:span text:style-name="T13">;</text:span></text:p>
      <text:p text:style-name="P16"><text:span text:style-name="T12"><text:s text:c="4"/></text:span><text:span text:style-name="T11">double </text:span><text:span text:style-name="T14">b </text:span><text:span text:style-name="T13">= </text:span><text:span text:style-name="T18">2</text:span><text:span text:style-name="T13">;</text:span></text:p>
      <text:p text:style-name="P18">};</text:p>
      <text:p text:style-name="P15"><text:span text:style-name="T10">struct </text:span>circle <text:span text:style-name="T12">{</text:span></text:p>
      <text:p text:style-name="P16"><text:span text:style-name="T12"><text:s text:c="4"/></text:span><text:span text:style-name="T11">double </text:span><text:span text:style-name="T14">radius </text:span><text:span text:style-name="T13">= </text:span><text:span text:style-name="T18">0</text:span><text:span text:style-name="T13">;</text:span></text:p>
      <text:p text:style-name="P16"><text:span text:style-name="T12"><text:s text:c="4"/></text:span><text:span text:style-name="T11">int </text:span><text:span text:style-name="T14">position_x </text:span><text:span text:style-name="T13">= </text:span><text:span text:style-name="T18">2</text:span><text:span text:style-name="T13">;</text:span></text:p>
      <text:p text:style-name="P16"><text:span text:style-name="T12"><text:s text:c="4"/></text:span><text:span text:style-name="T11">int </text:span><text:span text:style-name="T14">position_y </text:span><text:span text:style-name="T13">= </text:span><text:span text:style-name="T18">0</text:span><text:span text:style-name="T13">;</text:span></text:p>
      <text:p text:style-name="P18">};</text:p>
      <text:p text:style-name="P15"><text:span text:style-name="T10">void </text:span>print <text:span text:style-name="T12">(</text:span><text:span text:style-name="T10">const </text:span>complex <text:span text:style-name="T12">&amp;);</text:span></text:p>
      <text:p text:style-name="P15"><text:span text:style-name="T10">void </text:span>multiplier <text:span text:style-name="T12">(</text:span>complex <text:span text:style-name="T12">*, </text:span><text:span text:style-name="T10">const </text:span>complex <text:span text:style-name="T12">*);</text:span></text:p>
      <text:p text:style-name="P15"><text:span text:style-name="T10">void </text:span>multiplier <text:span text:style-name="T12">(</text:span>complex <text:span text:style-name="T12">&amp;, </text:span><text:span text:style-name="T10">const </text:span>complex <text:span text:style-name="T12">&amp;);</text:span></text:p>
      <text:p text:style-name="P15"><text:span text:style-name="T10">void </text:span>print<text:span text:style-name="T12">(</text:span><text:span text:style-name="T10">const </text:span>circle <text:span text:style-name="T12">&amp;);</text:span></text:p>
      <text:p text:style-name="P15"><text:span text:style-name="T10">void </text:span>transport <text:span text:style-name="T12">(</text:span>circle <text:span text:style-name="T12">*, </text:span><text:span text:style-name="T10">const int </text:span><text:span text:style-name="T12">*, </text:span><text:span text:style-name="T10">const int </text:span><text:span text:style-name="T12">*);</text:span></text:p>
      <text:p text:style-name="P15"><text:span text:style-name="T10">void </text:span>transport <text:span text:style-name="T12">(</text:span>circle <text:span text:style-name="T12">&amp;, </text:span><text:span text:style-name="T10">const int </text:span><text:span text:style-name="T12">&amp;, </text:span><text:span text:style-name="T10">const int </text:span><text:span text:style-name="T12">&amp;);</text:span></text:p>
      <text:p text:style-name="P15"><text:span text:style-name="T10">void </text:span>custom_round <text:span text:style-name="T12">(</text:span><text:span text:style-name="T10">double</text:span><text:span text:style-name="T12">, </text:span><text:span text:style-name="T10">const int </text:span><text:span text:style-name="T12">&amp;);</text:span></text:p>
      <text:p text:style-name="P15"><text:span text:style-name="T10">void </text:span>custom_round <text:span text:style-name="T12">(</text:span><text:span text:style-name="T10">double </text:span><text:span text:style-name="T12">&amp;, </text:span><text:span text:style-name="T10">const int </text:span><text:span text:style-name="T12">&amp;);</text:span></text:p>
      <text:p text:style-name="P15"><text:span text:style-name="T10">void </text:span>custom_swap <text:span text:style-name="T12">(</text:span><text:span text:style-name="T10">int </text:span><text:span text:style-name="T12">&amp;, </text:span><text:span text:style-name="T10">int </text:span><text:span text:style-name="T12">&amp;);</text:span></text:p>
      <text:p text:style-name="P15"><text:span text:style-name="T10">void </text:span>custom_swap <text:span text:style-name="T12">(</text:span><text:span text:style-name="T10">int </text:span><text:span text:style-name="T12">*, </text:span><text:span text:style-name="T10">int </text:span><text:span text:style-name="T12">*);</text:span></text:p>
      <text:p text:style-name="P15"><text:span text:style-name="T10">void </text:span>custom_increase <text:span text:style-name="T12">(</text:span><text:span text:style-name="T10">int </text:span><text:span text:style-name="T12">&amp;, </text:span><text:span text:style-name="T10">int</text:span><text:span text:style-name="T12">);</text:span></text:p>
      <text:p text:style-name="P15"><text:span text:style-name="T10">void </text:span>custom_increase <text:span text:style-name="T12">(</text:span><text:span text:style-name="T10">int </text:span><text:span text:style-name="T12">*, </text:span><text:span text:style-name="T10">int</text:span><text:span text:style-name="T12">);</text:span></text:p>
      <text:p text:style-name="P15"><text:span text:style-name="T10">void </text:span>custom_biggest_increase <text:span text:style-name="T12">(</text:span><text:span text:style-name="T10">int </text:span><text:span text:style-name="T12">&amp;, </text:span><text:span text:style-name="T10">int </text:span><text:span text:style-name="T12">&amp;);</text:span></text:p>
      <text:p text:style-name="P15"><text:span text:style-name="T10">void </text:span>custom_biggest_increase <text:span text:style-name="T12">(</text:span><text:span text:style-name="T10">int </text:span><text:span text:style-name="T12">*, </text:span><text:span text:style-name="T10">int </text:span><text:span text:style-name="T12">*);</text:span></text:p>
      <text:p text:style-name="P15"><text:span text:style-name="T10">void </text:span>custom_int_part <text:span text:style-name="T12">(</text:span><text:span text:style-name="T10">double </text:span><text:span text:style-name="T12">&amp;);</text:span></text:p>
      <text:p text:style-name="P15"><text:span text:style-name="T10">void </text:span>custom_int_part <text:span text:style-name="T12">(</text:span><text:span text:style-name="T10">double </text:span><text:span text:style-name="T12">*);</text:span></text:p>
      <text:p text:style-name="P15"><text:span text:style-name="T10">void </text:span>custom_fractional_part <text:span text:style-name="T12">(</text:span><text:span text:style-name="T10">double </text:span><text:span text:style-name="T12">&amp;);</text:span></text:p>
      <text:p text:style-name="P15"><text:span text:style-name="T10">void </text:span>custom_fractional_part <text:span text:style-name="T12">(</text:span><text:span text:style-name="T10">double </text:span><text:span text:style-name="T12">*);</text:span></text:p>
      <text:p text:style-name="P15"><text:span text:style-name="T10">void </text:span>custom_inverse <text:span text:style-name="T12">(</text:span><text:span text:style-name="T10">double </text:span><text:span text:style-name="T12">&amp;);</text:span></text:p>
      <text:p text:style-name="P15"><text:span text:style-name="T10">void </text:span>custom_inverse <text:span text:style-name="T12">(</text:span><text:span text:style-name="T10">double </text:span><text:span text:style-name="T12">*);</text:span></text:p>
      <text:p text:style-name="P15"><text:span text:style-name="T10">void </text:span>custom_inverse <text:span text:style-name="T12">(</text:span><text:span text:style-name="T10">int </text:span><text:span text:style-name="T12">&amp;);</text:span></text:p>
      <text:p text:style-name="P15"><text:span text:style-name="T10">void </text:span>custom_inverse <text:span text:style-name="T12">(</text:span><text:span text:style-name="T10">int </text:span><text:span text:style-name="T12">*);</text:span></text:p>
      <text:p text:style-name="P15"><text:span text:style-name="T10">void </text:span>custom_reverse <text:span text:style-name="T12">(</text:span><text:span text:style-name="T10">double </text:span><text:span text:style-name="T12">&amp;);</text:span></text:p>
      <text:p text:style-name="P20"><text:span text:style-name="T10">void </text:span>custom_reverse <text:span text:style-name="T12">(</text:span><text:span text:style-name="T10">double </text:span><text:span text:style-name="T12">*);</text:span></text:p>
      <text:p text:style-name="P11"/>
      <text:p text:style-name="P11"/>
      <text:p text:style-name="P11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bdcb" officeooo:paragraph-rsid="0016bd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Санкт-Петербург</text:p>
        <text:p text:style-name="MP1">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20:54.224152610</meta:creation-date>
    <dc:date>2020-02-26T10:53:04.246777971</dc:date>
    <meta:editing-duration>PT8S</meta:editing-duration>
    <meta:editing-cycles>1</meta:editing-cycles>
    <meta:document-statistic meta:table-count="0" meta:image-count="0" meta:object-count="0" meta:page-count="6" meta:paragraph-count="223" meta:word-count="951" meta:character-count="6668" meta:non-whitespace-character-count="5234"/>
    <meta:generator>LibreOffice/6.0.7.3$Linux_X86_64 LibreOffice_project/00m0$Build-3</meta:generator>
  </office:meta>
</office:document-meta>
</file>